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214cm"/>
    </style:style>
    <style:style style:name="co3" style:family="table-column">
      <style:table-column-properties fo:break-before="auto" style:column-width="10.85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Heading_20_1">
      <style:table-cell-properties fo:background-color="#004586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Heading_20_2">
      <style:table-cell-properties fo:background-color="#0084d1" style:text-align-source="fix" style:repeat-content="false" fo:wrap-option="no-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</style:style>
    <style:style style:name="ce17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</style:style>
    <style:style style:name="ce19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/>
    </style:style>
    <style:style style:name="ce21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Good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0" office:value-type="string" calcext:value-type="string" table:number-columns-spanned="6" table:number-rows-spanned="1">
            <text:p>TECH NIGH – DDS-2-19</text:p>
            <text:p><text:span text:style-name="T1">RELATÓRIO DE ATIVIDADES – GRUPO 4</text:span></text:p>
          </table:table-cell>
          <table:covered-table-cell table:number-columns-repeated="5" table:style-name="ce5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ETAPA</text:p>
          </table:table-cell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ATIVIDADE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ENVOLVIDOS</text:p>
          </table:table-cell>
        </table:table-row>
        <table:table-row table:style-name="ro3">
          <table:table-cell table:style-name="ce12" office:value-type="date" office:date-value="2024-08-12" calcext:value-type="date">
            <text:p>12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21" office:value-type="string" calcext:value-type="string">
            <text:p>matriz cds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2" calcext:value-type="date">
            <text:p>12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22" office:value-type="string" calcext:value-type="string">
            <text:p>mapa do stakeholder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4" calcext:value-type="date">
            <text:p>14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mapa da empatia</text:p>
          </table:table-cell>
          <table:table-cell table:style-name="ce23" office:value-type="string" calcext:value-type="string">
            <text:p>FINALIZAÇÃO</text:p>
          </table:table-cell>
          <table:table-cell table:style-name="ce18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4" calcext:value-type="date">
            <text:p>14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17" office:value-type="string" calcext:value-type="string">
            <text:p>preparo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19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9" calcext:value-type="date">
            <text:p>19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17" office:value-type="string" calcext:value-type="string">
            <text:p>definição das perguntas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19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4" table:number-rows-repeated="104855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9:04:36.7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18:10:49.276000000</meta:creation-date>
    <meta:generator>LibreOffice/24.2.4.2$Windows_X86_64 LibreOffice_project/51a6219feb6075d9a4c46691dcfe0cd9c4fff3c2</meta:generator>
    <dc:date>2024-08-20T19:05:29.626000000</dc:date>
    <meta:editing-duration>PT27M31S</meta:editing-duration>
    <meta:editing-cycles>4</meta:editing-cycles>
    <meta:document-statistic meta:table-count="1" meta:cell-count="32" meta:object-count="0"/>
  </office:meta>
</office:document-meta>
</file>